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23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f6b94" officeooo:paragraph-rsid="000f6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f6b94" officeooo:paragraph-rsid="00123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f6b94" officeooo:paragraph-rsid="00123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07ba6" officeooo:paragraph-rsid="00107b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07ba6" officeooo:paragraph-rsid="00123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5762" officeooo:paragraph-rsid="000f6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5762" officeooo:paragraph-rsid="00123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line-through-style="none" style:text-line-through-type="none" style:font-name="Liberation Serif1" fo:font-size="12pt" fo:font-style="normal" style:text-underline-style="none" fo:font-weight="normal" officeooo:paragraph-rsid="000f6b94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23673"/>
    </style:style>
    <style:style style:name="P12" style:family="paragraph" style:parent-style-name="Text_20_body">
      <style:text-properties officeooo:rsid="000f6b94" officeooo:paragraph-rsid="000f6b94"/>
    </style:style>
    <style:style style:name="P13" style:family="paragraph" style:parent-style-name="Title">
      <style:text-properties officeooo:rsid="000f6b94" officeooo:paragraph-rsid="000f6b94"/>
    </style:style>
    <style:style style:name="T1" style:family="text">
      <style:text-properties officeooo:rsid="00107ba6"/>
    </style:style>
    <style:style style:name="T2" style:family="text">
      <style:text-properties fo:font-variant="normal" fo:text-transform="none" style:font-name="Times New Roman" style:text-blinking="false" fo:background-color="transparent" loext:char-shading-value="0"/>
    </style:style>
    <style:style style:name="T3" style:family="text">
      <style:text-properties fo:font-variant="normal" fo:text-transform="none" style:font-name="Times New Roman" officeooo:rsid="00107ba6" style:text-blinking="false" fo:background-color="transparent" loext:char-shading-value="0"/>
    </style:style>
    <style:style style:name="T4" style:family="text">
      <style:text-properties style:text-outline="false" fo:text-shadow="none" officeooo:rsid="000f6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outline="false" fo:text-shadow="none" officeooo:rsid="00107b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3">Certificat</text:p>
      <text:p text:style-name="P12"/>
      <text:p text:style-name="P5">Jordi Barber Gonçalves</text:p>
      <text:p text:style-name="P2"/>
      <text:p text:style-name="P2"/>
      <text:p text:style-name="P11"><text:span text:style-name="T4">CERTIFIC: Que, </text:span><text:span text:style-name="T5">els alumnes</text:span><text:bookmark text:name="docs-internal-guid-692540c7-7fff-5823-44c8-713c8b8c311b"/><text:span text:style-name="T5"> es</text:span><text:span text:style-name="T2">t</text:span><text:span text:style-name="T3">an</text:span><text:span text:style-name="T2"> cursant els estudis de 1r SMX aquí en el centre.</text:span></text:p>
      <text:p text:style-name="P11"><text:span text:style-name="T2"/></text:p>
      <text:p text:style-name="P11"><text:span text:style-name="T2">I, perquè consti, sign aquest certificat amb el vistiplau del batle. </text:span></text:p>
      <text:p text:style-name="P4"/>
      <text:p text:style-name="P4"/>
      <text:p text:style-name="P4"/>
      <text:p text:style-name="P4"/>
      <text:p text:style-name="P7">Maó, 27 de novembre</text:p>
      <text:p text:style-name="P2"/>
      <text:p text:style-name="P2"/>
      <text:p text:style-name="P9">[Firma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27:56.039956132</meta:creation-date>
    <dc:date>2023-11-27T11:37:40.898750616</dc:date>
    <meta:editing-duration>PT8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5" meta:character-count="208" meta:non-whitespace-character-count="178"/>
  </office:meta>
</office:document-meta>
</file>